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 fo:margin-bottom="7.1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31.20pt"/>
          <style:tab-stop style:position="3286.90pt" style:type="center"/>
          <style:tab-stop style:position="421118.90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31.20pt"/>
          <style:tab-stop style:position="3286.90pt" style:type="center"/>
          <style:tab-stop style:position="421118.90pt" style:type="right"/>
        </style:tab-stops>
      </style:paragraph-properties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31.20pt"/>
          <style:tab-stop style:position="3286.90pt" style:type="center"/>
          <style:tab-stop style:position="421118.90pt" style:type="righ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31.20pt"/>
          <style:tab-stop style:position="3286.90pt" style:type="center"/>
          <style:tab-stop style:position="421118.90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31.20pt"/>
          <style:tab-stop style:position="3286.90pt" style:type="center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  <style:tab-stop style:position="421118.90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  <style:tab-stop style:position="421118.90pt" style:type="right"/>
        </style:tab-stops>
      </style:paragraph-properties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  <style:tab-stop style:position="421118.90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45.40pt"/>
          <style:tab-stop style:position="3286.90pt" style:type="center"/>
          <style:tab-stop style:position="421118.90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/>
    </style:style>
    <style:style style:name="TableColumn0100" style:family="table-column">
      <style:table-column-properties style:column-width="0.471528in"/>
    </style:style>
    <style:style style:name="TableColumn0101" style:family="table-column">
      <style:table-column-properties style:column-width="2.518056in"/>
    </style:style>
    <style:style style:name="TableColumn0102" style:family="table-column">
      <style:table-column-properties style:column-width="3.703472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668750in"/>
    </style:style>
    <style:style style:name="TableColumn0201" style:family="table-column">
      <style:table-column-properties style:column-width="6.024306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0.668750in"/>
    </style:style>
    <style:style style:name="TableColumn0301" style:family="table-column">
      <style:table-column-properties style:column-width="2.678472in"/>
    </style:style>
    <style:style style:name="TableColumn0302" style:family="table-column">
      <style:table-column-properties style:column-width="3.345833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Livro Organização e projeto de computadores: a interface hardware/software. 4 Edição.</text:span></text:p>
      <text:p text:style-name="P1"><text:span text:style-name="T2"/></text:p>
      <text:p text:style-name="P2"><text:span text:style-name="T2"/></text:p>
      <text:p text:style-name="P2"><text:span text:style-name="T3">PATTERSON, David A.; HENNESSY, John L. Organização e Projeto de Computadores: A Interface Hardware/Software. 4 ed. Rio de Janeiro: Elsevier, 2014.</text:span></text:p>
      <text:p text:style-name="P2"><text:span text:style-name="T4"/></text:p>
      <text:p text:style-name="P2"><text:span text:style-name="T5">Capítulo 4: O Processador</text:span></text:p>
      <text:p text:style-name="P3"><text:span text:style-name="T6"/></text:p>
      <text:p text:style-name="P4"><text:span text:style-name="T7">Exercício 4.1 </text:span></text:p>
      <text:p text:style-name="P4"><text:span text:style-name="T7">Diferentes instruções utilizam diferentes blocos de hardware na implementação básica de ciclo único. Os três problemas seguintes neste exercício referem-se à seguinte instrução:</text:span></text:p>
      <text:p text:style-name="P4"><text:span text:style-name="T8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8"/></text:p>
          </table:table-cell>
          <table:table-cell table:style-name="TableCell010001">
            <text:p text:style-name="P7"><text:span text:style-name="T9">Instrução</text:span><text:span text:style-name="T10"/></text:p>
          </table:table-cell>
          <table:table-cell table:style-name="TableCell010002">
            <text:p text:style-name="P7"><text:span text:style-name="T11">Interpretação</text:span><text:span text:style-name="T12"/></text:p>
          </table:table-cell>
        </table:table-row>
        <table:table-row table:style-name="TableRow0101">
          <table:table-cell table:style-name="TableCell010100">
            <text:p text:style-name="P10"><text:span text:style-name="T13">a.</text:span><text:span text:style-name="T14"/></text:p>
          </table:table-cell>
          <table:table-cell table:style-name="TableCell010101">
            <text:p text:style-name="P10"><text:span text:style-name="T15">AND Rd,Rs,Rt</text:span><text:span text:style-name="T16"/></text:p>
          </table:table-cell>
          <table:table-cell table:style-name="TableCell010102">
            <text:p text:style-name="P10"><text:span text:style-name="T17">Reg[Rd]=Reg[Rs] AND Reg[Rt]</text:span><text:span text:style-name="T18"/></text:p>
          </table:table-cell>
        </table:table-row>
        <table:table-row table:style-name="TableRow0102">
          <table:table-cell table:style-name="TableCell010200">
            <text:p text:style-name="P12"><text:span text:style-name="T19">b.</text:span><text:span text:style-name="T20"/></text:p>
          </table:table-cell>
          <table:table-cell table:style-name="TableCell010201">
            <text:p text:style-name="P12"><text:span text:style-name="T21">SW Rt,Offs(Rs)</text:span><text:span text:style-name="T22"/></text:p>
          </table:table-cell>
          <table:table-cell table:style-name="TableCell010202">
            <text:p text:style-name="P12"><text:span text:style-name="T23">Mem[Reg[Rs]+Offs]=Reg(Rt)</text:span><text:span text:style-name="T24"/></text:p>
          </table:table-cell>
        </table:table-row>
      </table:table>
      <text:p text:style-name="P14"><text:span text:style-name="T24"/></text:p>
      <text:p text:style-name="P14"><text:span text:style-name="T25">4.1.1 [5] &lt;4.1&gt; Quais são os valores dos sinais de controle gerados pelo controle na Figura 4.2 para essa instrução?</text:span></text:p>
      <text:p text:style-name="P14"><text:span text:style-name="T25"/></text:p>
      <text:p text:style-name="P14"><text:span text:style-name="T25"><text:tab/>a) 100100010</text:span></text:p>
      <text:p text:style-name="P14"><text:span text:style-name="T25"><text:tab/>b) X1X001000</text:span></text:p>
      <text:p text:style-name="P14"><text:span text:style-name="T25"/></text:p>
      <text:p text:style-name="P14"><draw:frame text:anchor-type="as-char" svg:width="139.91mm" svg:height="109.43mm" style:rel-width="scale" style:rel-height="scale"><draw:object-ole xlink:href="OleObj1"/><draw:image xlink:href="ObjectReplacements/OleObj1"/></draw:frame><text:span text:style-name="T26"/></text:p>
      <text:p text:style-name="P14"><text:span text:style-name="T27">4.1.2 [5] &lt;4.1&gt; Quais recursos (blocos) realizam uma função útil para essa instrução?</text:span></text:p>
      <text:p text:style-name="P14"><text:span text:style-name="T28"/></text:p>
      <text:p text:style-name="P14"><text:span text:style-name="T28"><text:tab/>ULA e Memória de dados<text:tab/></text:span></text:p>
      <text:p text:style-name="P14"><text:span text:style-name="T28"/></text:p>
      <text:p text:style-name="P14"><text:span text:style-name="T29">Exercício 4.9</text:span></text:p>
      <text:p text:style-name="P14"><text:span text:style-name="T29">Neste exercício, examinamos a operação do caminho de dados de ciclo único para determinada instrução. Os problemas neste exercício referem-se à seguinte instrução MIPS:</text:span></text:p>
      <text:p text:style-name="P14"><text:span text:style-name="T3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6"><text:span text:style-name="T30"/></text:p>
          </table:table-cell>
          <table:table-cell table:style-name="TableCell020001">
            <text:p text:style-name="P17"><text:span text:style-name="T31">Instrução</text:span><text:span text:style-name="T32"/></text:p>
          </table:table-cell>
        </table:table-row>
        <table:table-row table:style-name="TableRow0201">
          <table:table-cell table:style-name="TableCell020100">
            <text:p text:style-name="P20"><text:span text:style-name="T33">a.</text:span><text:span text:style-name="T34"/></text:p>
          </table:table-cell>
          <table:table-cell table:style-name="TableCell020101">
            <text:p text:style-name="P20"><text:span text:style-name="T35">SW R4, -100(R16)</text:span><text:span text:style-name="T36"/></text:p>
          </table:table-cell>
        </table:table-row>
        <table:table-row table:style-name="TableRow0202">
          <table:table-cell table:style-name="TableCell020200">
            <text:p text:style-name="P22"><text:span text:style-name="T37">b.</text:span><text:span text:style-name="T38"/></text:p>
          </table:table-cell>
          <table:table-cell table:style-name="TableCell020201">
            <text:p text:style-name="P22"><text:span text:style-name="T39">SLT R1,R2,R3</text:span><text:span text:style-name="T40"/></text:p>
          </table:table-cell>
        </table:table-row>
      </table:table>
      <text:p text:style-name="P24"><text:span text:style-name="T40"/></text:p>
      <text:p text:style-name="P24"><text:span text:style-name="T41">4.9.1<text:s text:c="2"/>[10] &lt;4.4&gt; Qual é o valor da word de instrução?</text:span></text:p>
      <text:p text:style-name="P24"><text:span text:style-name="T42"/></text:p>
      <text:p text:style-name="P24"><text:span text:style-name="T42"><text:tab/>32bits</text:span></text:p>
      <text:p text:style-name="P24"><text:span text:style-name="T42"/></text:p>
      <text:p text:style-name="P24"><text:span text:style-name="T43">4.9.2<text:s text:c="2"/>[10] &lt;4.4&gt; Qual é o número de registrador fornecido à entrada “Ler registrador 1” do arquivo de registradores? Esse registro é realmente lido? E “Ler registrador 2”?</text:span></text:p>
      <text:p text:style-name="P24"><text:span text:style-name="T44"><text:tab/></text:span></text:p>
      <text:p text:style-name="P24"><text:span text:style-name="T44"><text:tab/>a) R4, não. Nenhum.</text:span></text:p>
      <text:p text:style-name="P24"><text:span text:style-name="T44"><text:tab/>b) R2, sim. R3.</text:span></text:p>
      <text:p text:style-name="P24"><text:span text:style-name="T44"><text:tab/></text:span></text:p>
      <text:p text:style-name="P24"><text:span text:style-name="T45">4.9.3<text:s text:c="2"/>[10] &lt;4.4&gt; Qual é o número de registrador fornecido à entrada “Escrever registrador” do arquivo de registradores? Esse registro é realmente escrito?</text:span></text:p>
      <text:p text:style-name="P24"><text:span text:style-name="T46"/></text:p>
      <text:p text:style-name="P24"><text:span text:style-name="T46"><text:tab/>a) R4. Não.</text:span></text:p>
      <text:p text:style-name="P24"><text:span text:style-name="T46"><text:tab/>b) R1. Sim.</text:span></text:p>
      <text:p text:style-name="P24"><text:span text:style-name="T46"/></text:p>
      <text:p text:style-name="P24"><text:span text:style-name="T47">Diferentes instruções exigem que diferentes sinais de controle sejam ativados no caminho de dados. Os problemas restantes neste exercício referem-se aos dois sinais de controle a seguir, da Figura 4.24:</text:span></text:p>
      <text:p text:style-name="P24"><text:span text:style-name="T48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26"><text:span text:style-name="T48"/></text:p>
          </table:table-cell>
          <table:table-cell table:style-name="TableCell030001">
            <text:p text:style-name="P27"><text:span text:style-name="T49">Sinal de controle 1</text:span><text:span text:style-name="T50"/></text:p>
          </table:table-cell>
          <table:table-cell table:style-name="TableCell030002">
            <text:p text:style-name="P27"><text:span text:style-name="T51">Sinal de controle 2</text:span><text:span text:style-name="T52"/></text:p>
          </table:table-cell>
        </table:table-row>
        <table:table-row table:style-name="TableRow0301">
          <table:table-cell table:style-name="TableCell030100">
            <text:p text:style-name="P30"><text:span text:style-name="T53">a.</text:span><text:span text:style-name="T54"/></text:p>
          </table:table-cell>
          <table:table-cell table:style-name="TableCell030101">
            <text:p text:style-name="P31"><text:span text:style-name="T55">ALUSrc</text:span><text:span text:style-name="T56"/></text:p>
          </table:table-cell>
          <table:table-cell table:style-name="TableCell030102">
            <text:p text:style-name="P31"><text:span text:style-name="T57">Branch</text:span><text:span text:style-name="T58"/></text:p>
          </table:table-cell>
        </table:table-row>
        <table:table-row table:style-name="TableRow0302">
          <table:table-cell table:style-name="TableCell030200">
            <text:p text:style-name="P33"><text:span text:style-name="T59">b.</text:span><text:span text:style-name="T60"/></text:p>
          </table:table-cell>
          <table:table-cell table:style-name="TableCell030201">
            <text:p text:style-name="P34"><text:span text:style-name="T61">Jump</text:span><text:span text:style-name="T62"/></text:p>
          </table:table-cell>
          <table:table-cell table:style-name="TableCell030202">
            <text:p text:style-name="P34"><text:span text:style-name="T63">RegDst</text:span><text:span text:style-name="T64"/></text:p>
          </table:table-cell>
        </table:table-row>
      </table:table>
      <text:p text:style-name="P36"><text:span text:style-name="T64"/></text:p>
      <text:p text:style-name="P36"><draw:frame text:anchor-type="as-char" svg:width="139.91mm" svg:height="102.24mm" style:rel-width="scale" style:rel-height="scale"><draw:object-ole xlink:href="OleObj2"/><draw:image xlink:href="ObjectReplacements/OleObj2"/></draw:frame><text:span text:style-name="T64"/></text:p>
      <text:p text:style-name="P36"><text:span text:style-name="T65">4.9.4<text:s text:c="2"/>[20] &lt;4.4&gt; Qual é o valor desses dois sinais para esta instrução?</text:span></text:p>
      <text:p text:style-name="P36"><text:span text:style-name="T66"/></text:p>
      <text:p text:style-name="P36"><text:span text:style-name="T66"><text:tab/>a) 0 pra R, 1 pra imediato /// 1</text:span></text:p>
      <text:p text:style-name="P36"><text:span text:style-name="T66"><text:tab/>b)1 /// 1 pra R e 0 pra imediato<text:tab/></text:span></text:p>
      <text:p text:style-name="P36"><text:span text:style-name="T66"/></text:p>
      <text:p text:style-name="P36"><text:span text:style-name="T67">4.9.5<text:s text:c="2"/>[20] &lt;4.4&gt; Para o caminho de dados da Figura 4.24, desenhe o diagrama lógico </text:span></text:p>
      <text:p text:style-name="P36"><text:span text:style-name="T67">para a parte da unidade de controle que implementa apenas o primeiro sinal. Considere que só precisamos dar suporte às instruções LW , SW , BEQ , ADD e J (jump). </text:span></text:p>
      <text:p text:style-name="P36"><text:span text:style-name="T67"/></text:p>
      <text:p text:style-name="P37"><draw:frame text:anchor-type="as-char" svg:width="146.47mm" svg:height="104.35mm" style:rel-width="scale" style:rel-height="scale"><draw:object-ole xlink:href="OleObj3"/><draw:image xlink:href="ObjectReplacements/OleObj3"/></draw:frame><text:span text:style-name="T67"/></text:p>
      <text:p text:style-name="P38"><text:span text:style-name="T67"/></text:p>
      <text:p text:style-name="P38"><text:span text:style-name="T68"/></text:p>
      <text:p text:style-name="P38"><text:span text:style-name="T69">4.9.6<text:s text:c="2"/>[20] &lt;4.4&gt; Repita o Exercício 4.2.5, mas agora implemente esses dois sinais.</text:span></text:p>
      <text:p text:style-name="P38"><text:span text:style-name="T70"/></text:p>
      <text:p text:style-name="P39"><text:span text:style-name="T70"><text:tab/>?</text:span></text:p>
      <text:p text:style-name="P40"><text:span text:style-name="T70"/></text:p>
      <text:p text:style-name="P40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